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Hyperlink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">
      <style:table-cell-properties style:vertical-align="top" fo:background-color="#FFFF00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8" style:family="table-cell" style:parent-style-name="Default" style:data-style-name="N0">
      <style:text-properties style:font-name="Liberation Sans1" style:font-name-asian="Liberation Sans1" style:font-name-complex="Liberation Sans1"/>
    </style:style>
    <style:style style:name="ce9" style:family="table-cell" style:parent-style-name="Default" style:data-style-name="N0">
      <style:table-cell-properties style:vertical-align="automatic" fo:background-color="#4472C4" style:repeat-content="false"/>
      <style:paragraph-properties fo:text-align="end" fo:margin-right="0cm"/>
      <style:text-properties fo:color="#FFFFFF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4472C4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fo:background-color="#4472C4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4472C4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fo:background-color="transparent"/>
    </style:style>
    <style:style style:name="ce14" style:family="table-cell" style:parent-style-name="Default" style:data-style-name="N3">
      <style:table-cell-properties fo:border-top="thin solid #000000" fo:border-bottom="thin solid #000000" fo:border-left="none" fo:border-right="thin solid #000000" fo:background-color="transparent"/>
    </style:style>
    <style:style style:name="ce15" style:family="table-cell" style:parent-style-name="Default" style:data-style-name="N4">
      <style:table-cell-properties fo:border="thin solid #000000" fo:background-color="transparent"/>
    </style:style>
    <style:style style:name="ce16" style:family="table-cell" style:parent-style-name="Default" style:data-style-name="N36">
      <style:table-cell-properties fo:border="thin solid #000000" fo:background-color="transparent"/>
    </style:style>
    <style:style style:name="ce17" style:family="table-cell" style:parent-style-name="Default" style:data-style-name="N2">
      <style:table-cell-properties fo:border="thin solid #000000" fo:background-color="transparent"/>
    </style:style>
    <style:style style:name="ce18" style:family="table-cell" style:parent-style-name="Default" style:data-style-name="N36">
      <style:table-cell-properties fo:border-top="thin solid #000000" fo:border-bottom="thin solid #000000" fo:border-left="thin solid #000000" fo:border-right="none" fo:background-color="transparent"/>
    </style:style>
    <style:style style:name="ce19" style:family="table-cell" style:parent-style-name="Default" style:data-style-name="N36">
      <style:table-cell-properties fo:border="thin solid #000000"/>
    </style:style>
    <style:style style:name="ce20" style:family="table-cell" style:parent-style-name="Default" style:data-style-name="N3">
      <style:table-cell-properties fo:border="thin solid #000000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end" fo:margin-right="0cm"/>
    </style:style>
    <style:style style:name="ce2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end" fo:margin-right="0cm"/>
    </style:style>
    <style:style style:name="ce24" style:family="table-cell" style:parent-style-name="Default" style:data-style-name="N3">
      <style:table-cell-properties fo:border-top="thin solid #000000" fo:border-bottom="thin solid #000000" fo:border-left="none" fo:border-right="thin solid #000000" fo:background-color="transparent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fo:background-color="transparent"/>
      <style:text-properties fo:font-weight="bold" style:font-weight-asian="bold" style:font-weight-complex="bold"/>
    </style:style>
    <style:style style:name="ce26" style:family="table-cell" style:parent-style-name="Default" style:data-style-name="N1">
      <style:table-cell-properties fo:border="thin solid #000000"/>
    </style:style>
    <style:style style:name="ce27" style:family="table-cell" style:parent-style-name="Default" style:data-style-name="N13">
      <style:table-cell-properties fo:border="thin solid #000000"/>
    </style:style>
    <style:style style:name="co1" style:family="table-column">
      <style:table-column-properties fo:break-before="auto" style:column-width="4.18041666666667cm" style:use-optimal-column-width="true"/>
    </style:style>
    <style:style style:name="co2" style:family="table-column">
      <style:table-column-properties fo:break-before="auto" style:column-width="5.50333333333333cm" style:use-optimal-column-width="true"/>
    </style:style>
    <style:style style:name="co3" style:family="table-column">
      <style:table-column-properties fo:break-before="auto" style:column-width="3.38666666666667cm"/>
    </style:style>
    <style:style style:name="co4" style:family="table-column">
      <style:table-column-properties fo:break-before="auto" style:column-width="3.99520833333333cm" style:use-optimal-column-width="true"/>
    </style:style>
    <style:style style:name="co5" style:family="table-column">
      <style:table-column-properties fo:break-before="auto" style:column-width="2.38125cm"/>
    </style:style>
    <style:style style:name="co6" style:family="table-column">
      <style:table-column-properties fo:break-before="auto" style:column-width="2.83104166666667cm" style:use-optimal-column-width="true"/>
    </style:style>
    <style:style style:name="co7" style:family="table-column">
      <style:table-column-properties fo:break-before="auto" style:column-width="3.571875cm" style:use-optimal-column-width="true"/>
    </style:style>
    <style:style style:name="co8" style:family="table-column">
      <style:table-column-properties fo:break-before="auto" style:column-width="3.86291666666667cm" style:use-optimal-column-width="true"/>
    </style:style>
    <style:style style:name="co9" style:family="table-column">
      <style:table-column-properties fo:break-before="auto" style:column-width="3.75708333333333cm" style:use-optimal-column-width="true"/>
    </style:style>
    <style:style style:name="co10" style:family="table-column">
      <style:table-column-properties fo:break-before="auto" style:column-width="4.78895833333333cm"/>
    </style:style>
    <style:style style:name="co11" style:family="table-column">
      <style:table-column-properties fo:break-before="auto" style:column-width="3.86291666666667cm"/>
    </style:style>
    <style:style style:name="co12" style:family="table-column">
      <style:table-column-properties fo:break-before="auto" style:column-width="4.78895833333333cm" style:use-optimal-column-width="true"/>
    </style:style>
    <style:style style:name="co13" style:family="table-column">
      <style:table-column-properties fo:break-before="auto" style:column-width="2.11666666666667cm" style:use-optimal-column-width="true"/>
    </style:style>
    <style:style style:name="co14" style:family="table-column">
      <style:table-column-properties fo:break-before="auto" style:column-width="3.54541666666667cm" style:use-optimal-column-width="true"/>
    </style:style>
    <style:style style:name="co15" style:family="table-column">
      <style:table-column-properties fo:break-before="auto" style:column-width="1.71979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.9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16368" table:default-cell-style-name="ce1"/>
        <table:table-row table:style-name="ro1">
          <table:table-cell table:style-name="ce1"/>
          <table:table-cell office:value-type="string" table:style-name="ce1">
            <text:p>ROS assumption</text:p>
          </table:table-cell>
          <table:table-cell office:value-type="percentage" office:value="5.1999999999999998E-2" table:style-name="ce2">
            <text:p>5,20 %</text:p>
          </table:table-cell>
          <table:table-cell office:value-type="string" table:style-name="ce3">
            <text:p>Assumption source:<text:s/></text:p>
          </table:table-cell>
          <table:table-cell office:value-type="string" table:style-name="ce4">
            <text:p><text:a xlink:href="https://cardano.org/calculator/?calculator=delegator">https://cardano.org/calculator/?calculator=delegator</text:a>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Epochs per year</text:p>
          </table:table-cell>
          <table:table-cell office:value-type="float" office:value="73" table:formula="of:=365/5" table:style-name="ce5">
            <text:p>73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Sample Delegator stake <text:s/>[₳]</text:p>
          </table:table-cell>
          <table:table-cell office:value-type="float" office:value="100000" table:style-name="ce6">
            <text:p>100.000</text:p>
          </table:table-cell>
          <table:table-cell table:number-columns-repeated="16381" table:style-name="ce1"/>
        </table:table-row>
        <table:table-row table:style-name="ro1">
          <table:table-cell table:number-columns-repeated="8" table:style-name="ce1"/>
          <table:table-cell table:style-name="ce7"/>
          <table:table-cell table:style-name="ce8"/>
          <table:table-cell table:number-columns-repeated="16374" table:style-name="ce1"/>
        </table:table-row>
        <table:table-row table:style-name="ro1">
          <table:table-cell office:value-type="string" table:style-name="ce9">
            <text:p><text:s/></text:p>
          </table:table-cell>
          <table:table-cell office:value-type="string" table:style-name="ce10">
            <text:p><text:s/>ADA staked [₳]</text:p>
          </table:table-cell>
          <table:table-cell office:value-type="string" table:style-name="ce11">
            <text:p>Expected return [₳]</text:p>
          </table:table-cell>
          <table:table-cell office:value-type="string" table:style-name="ce11">
            <text:p>Variable fee [%]</text:p>
          </table:table-cell>
          <table:table-cell office:value-type="string" table:style-name="ce11">
            <text:p>Fixed fee [₳]</text:p>
          </table:table-cell>
          <table:table-cell office:value-type="string" table:style-name="ce11">
            <text:p>Total fee [₳]</text:p>
          </table:table-cell>
          <table:table-cell office:value-type="string" table:style-name="ce12">
            <text:p>Effective fee [%]</text:p>
          </table:table-cell>
          <table:table-cell office:value-type="string" table:style-name="ce12">
            <text:p>Min Effective fee [%]</text:p>
          </table:table-cell>
          <table:table-cell office:value-type="string" table:style-name="ce12">
            <text:p>Effective cost [%]</text:p>
          </table:table-cell>
          <table:table-cell office:value-type="string" table:style-name="ce12">
            <text:p>Effective cost min [%]</text:p>
          </table:table-cell>
          <table:table-cell office:value-type="string" table:style-name="ce12">
            <text:p>Delegator rewards [₳]</text:p>
          </table:table-cell>
          <table:table-cell office:value-type="string" table:style-name="ce12">
            <text:p>Max delegator rewards <text:s/>[₳]</text:p>
          </table:table-cell>
          <table:table-cell office:value-type="string" table:style-name="ce12">
            <text:p>Diff min fee</text:p>
          </table:table-cell>
          <table:table-cell office:value-type="string" table:style-name="ce12">
            <text:p>Diff min rewards [%]</text:p>
          </table:table-cell>
          <table:table-cell table:number-columns-repeated="16370"/>
        </table:table-row>
        <table:table-row table:style-name="ro1">
          <table:table-cell table:style-name="ce13"/>
          <table:table-cell office:value-type="float" office:value="500000" table:style-name="ce14">
            <text:p>500.000</text:p>
          </table:table-cell>
          <table:table-cell office:value-type="float" office:value="356.16438356164383" table:formula="of:=[.B6]*[.$C$1]/[.$C$2]" table:style-name="ce15">
            <text:p>356,16</text:p>
          </table:table-cell>
          <table:table-cell office:value-type="percentage" office:value="0.03" table:style-name="ce16">
            <text:p>3,00 %</text:p>
          </table:table-cell>
          <table:table-cell office:value-type="float" office:value="340" table:style-name="ce17">
            <text:p>340,00</text:p>
          </table:table-cell>
          <table:table-cell office:value-type="float" office:value="350.6849315068493" table:formula="of:=[.E6]+[.C6]*[.D6]" table:style-name="ce15">
            <text:p>350,68</text:p>
          </table:table-cell>
          <table:table-cell office:value-type="percentage" office:value="0.98461538461538456" table:formula="of:=[.F6]/[.C6]" table:style-name="ce18">
            <text:p>98,46 %</text:p>
          </table:table-cell>
          <table:table-cell office:value-type="percentage" office:value="0.95461538461538464" table:formula="of:=[.E6]/[.C6]" table:style-name="ce18">
            <text:p>95,46 %</text:p>
          </table:table-cell>
          <table:table-cell office:value-type="percentage" office:value="5.1199999999999996E-2" table:formula="of:=[.$C$1]*[.G6]" table:style-name="ce19">
            <text:p>5,12 %</text:p>
          </table:table-cell>
          <table:table-cell office:value-type="percentage" office:value="4.9639999999999997E-2" table:formula="of:=[.$C$1]*[.H6]" table:style-name="ce19">
            <text:p>4,96 %</text:p>
          </table:table-cell>
          <table:table-cell office:value-type="float" office:value="1.0958904109589069" table:formula="of:=[.$C$3]*([.$C$1]-[.I6])/[.$C$2]" table:style-name="ce20">
            <text:p>1</text:p>
          </table:table-cell>
          <table:table-cell office:value-type="float" office:value="3.2328767123287685" table:formula="of:=[.$C$3]*([.$C$1]-[.J6])/[.$C$2]" table:style-name="ce26">
            <text:p>3</text:p>
          </table:table-cell>
          <table:table-cell office:value-type="float" office:value="2.1369863013698618" table:formula="of:=[.L6]-[.K6]" table:style-name="ce26">
            <text:p>2</text:p>
          </table:table-cell>
          <table:table-cell office:value-type="percentage" office:value="1.9499999999999935" table:formula="of:=[.L6]/[.K6]-1" table:style-name="ce27">
            <text:p>195%</text:p>
          </table:table-cell>
          <table:table-cell table:number-columns-repeated="16370"/>
        </table:table-row>
        <table:table-row table:style-name="ro1">
          <table:table-cell table:style-name="ce21"/>
          <table:table-cell office:value-type="float" office:value="1000000" table:style-name="ce14">
            <text:p>1.000.000</text:p>
          </table:table-cell>
          <table:table-cell office:value-type="float" office:value="712.32876712328766" table:formula="of:=[.B7]*[.$C$1]/[.$C$2]" table:style-name="ce15">
            <text:p>712,33</text:p>
          </table:table-cell>
          <table:table-cell office:value-type="percentage" office:value="0.03" table:style-name="ce16">
            <text:p>3,00 %</text:p>
          </table:table-cell>
          <table:table-cell office:value-type="float" office:value="340" table:style-name="ce17">
            <text:p>340,00</text:p>
          </table:table-cell>
          <table:table-cell office:value-type="float" office:value="361.36986301369865" table:formula="of:=[.E7]+[.C7]*[.D7]" table:style-name="ce15">
            <text:p>361,37</text:p>
          </table:table-cell>
          <table:table-cell office:value-type="percentage" office:value="0.50730769230769235" table:formula="of:=[.F7]/[.C7]" table:style-name="ce18">
            <text:p>50,73 %</text:p>
          </table:table-cell>
          <table:table-cell office:value-type="percentage" office:value="0.47730769230769232" table:formula="of:=[.E7]/[.C7]" table:style-name="ce18">
            <text:p>47,73 %</text:p>
          </table:table-cell>
          <table:table-cell office:value-type="percentage" office:value="2.6380000000000001E-2" table:formula="of:=[.$C$1]*[.G7]" table:style-name="ce19">
            <text:p>2,64 %</text:p>
          </table:table-cell>
          <table:table-cell office:value-type="percentage" office:value="2.4819999999999998E-2" table:formula="of:=[.$C$1]*[.H7]" table:style-name="ce19">
            <text:p>2,48 %</text:p>
          </table:table-cell>
          <table:table-cell office:value-type="float" office:value="35.095890410958901" table:formula="of:=[.$C$3]*([.$C$1]-[.I7])/[.$C$2]" table:style-name="ce20">
            <text:p>35</text:p>
          </table:table-cell>
          <table:table-cell office:value-type="float" office:value="37.232876712328768" table:formula="of:=[.$C$3]*([.$C$1]-[.J7])/[.$C$2]" table:style-name="ce26">
            <text:p>37</text:p>
          </table:table-cell>
          <table:table-cell office:value-type="float" office:value="2.1369863013698662" table:formula="of:=[.L7]-[.K7]" table:style-name="ce26">
            <text:p>2</text:p>
          </table:table-cell>
          <table:table-cell office:value-type="percentage" office:value="6.0889929742388826E-2" table:formula="of:=[.L7]/[.K7]-1" table:style-name="ce27">
            <text:p>6%</text:p>
          </table:table-cell>
          <table:table-cell table:number-columns-repeated="16370"/>
        </table:table-row>
        <table:table-row table:style-name="ro1">
          <table:table-cell table:style-name="ce21"/>
          <table:table-cell office:value-type="float" office:value="4000000" table:style-name="ce14">
            <text:p>4.000.000</text:p>
          </table:table-cell>
          <table:table-cell office:value-type="float" office:value="2849.3150684931506" table:formula="of:=[.B8]*[.$C$1]/[.$C$2]" table:style-name="ce15">
            <text:p>2.849,32</text:p>
          </table:table-cell>
          <table:table-cell office:value-type="percentage" office:value="0.03" table:style-name="ce16">
            <text:p>3,00 %</text:p>
          </table:table-cell>
          <table:table-cell office:value-type="float" office:value="340" table:style-name="ce17">
            <text:p>340,00</text:p>
          </table:table-cell>
          <table:table-cell office:value-type="float" office:value="425.47945205479454" table:formula="of:=[.E8]+[.C8]*[.D8]" table:style-name="ce15">
            <text:p>425,48</text:p>
          </table:table-cell>
          <table:table-cell office:value-type="percentage" office:value="0.14932692307692308" table:formula="of:=[.F8]/[.C8]" table:style-name="ce18">
            <text:p>14,93 %</text:p>
          </table:table-cell>
          <table:table-cell office:value-type="percentage" office:value="0.11932692307692308" table:formula="of:=[.E8]/[.C8]" table:style-name="ce18">
            <text:p>11,93 %</text:p>
          </table:table-cell>
          <table:table-cell office:value-type="percentage" office:value="7.7650000000000002E-3" table:formula="of:=[.$C$1]*[.G8]" table:style-name="ce19">
            <text:p>0,78 %</text:p>
          </table:table-cell>
          <table:table-cell office:value-type="percentage" office:value="6.2049999999999996E-3" table:formula="of:=[.$C$1]*[.H8]" table:style-name="ce19">
            <text:p>0,62 %</text:p>
          </table:table-cell>
          <table:table-cell office:value-type="float" office:value="60.595890410958901" table:formula="of:=[.$C$3]*([.$C$1]-[.I8])/[.$C$2]" table:style-name="ce20">
            <text:p>61</text:p>
          </table:table-cell>
          <table:table-cell office:value-type="float" office:value="62.732876712328753" table:formula="of:=[.$C$3]*([.$C$1]-[.J8])/[.$C$2]" table:style-name="ce26">
            <text:p>63</text:p>
          </table:table-cell>
          <table:table-cell office:value-type="float" office:value="2.136986301369852" table:formula="of:=[.L8]-[.K8]" table:style-name="ce26">
            <text:p>2</text:p>
          </table:table-cell>
          <table:table-cell office:value-type="percentage" office:value="3.526619192946745E-2" table:formula="of:=[.L8]/[.K8]-1" table:style-name="ce27">
            <text:p>4%</text:p>
          </table:table-cell>
          <table:table-cell table:number-columns-repeated="16370"/>
        </table:table-row>
        <table:table-row table:style-name="ro1">
          <table:table-cell table:style-name="ce21"/>
          <table:table-cell office:value-type="float" office:value="5000000" table:style-name="ce14">
            <text:p>5.000.000</text:p>
          </table:table-cell>
          <table:table-cell office:value-type="float" office:value="3561.6438356164385" table:formula="of:=[.B9]*[.$C$1]/[.$C$2]" table:style-name="ce15">
            <text:p>3.561,64</text:p>
          </table:table-cell>
          <table:table-cell office:value-type="percentage" office:value="0.03" table:style-name="ce16">
            <text:p>3,00 %</text:p>
          </table:table-cell>
          <table:table-cell office:value-type="float" office:value="340" table:style-name="ce17">
            <text:p>340,00</text:p>
          </table:table-cell>
          <table:table-cell office:value-type="float" office:value="446.84931506849318" table:formula="of:=[.E9]+[.C9]*[.D9]" table:style-name="ce15">
            <text:p>446,85</text:p>
          </table:table-cell>
          <table:table-cell office:value-type="percentage" office:value="0.12546153846153846" table:formula="of:=[.F9]/[.C9]" table:style-name="ce18">
            <text:p>12,55 %</text:p>
          </table:table-cell>
          <table:table-cell office:value-type="percentage" office:value="9.5461538461538459E-2" table:formula="of:=[.E9]/[.C9]" table:style-name="ce18">
            <text:p>9,55 %</text:p>
          </table:table-cell>
          <table:table-cell office:value-type="percentage" office:value="6.5239999999999994E-3" table:formula="of:=[.$C$1]*[.G9]" table:style-name="ce19">
            <text:p>0,65 %</text:p>
          </table:table-cell>
          <table:table-cell office:value-type="percentage" office:value="4.9639999999999997E-3" table:formula="of:=[.$C$1]*[.H9]" table:style-name="ce19">
            <text:p>0,50 %</text:p>
          </table:table-cell>
          <table:table-cell office:value-type="float" office:value="62.295890410958897" table:formula="of:=[.$C$3]*([.$C$1]-[.I9])/[.$C$2]" table:style-name="ce20">
            <text:p>62</text:p>
          </table:table-cell>
          <table:table-cell office:value-type="float" office:value="64.432876712328763" table:formula="of:=[.$C$3]*([.$C$1]-[.J9])/[.$C$2]" table:style-name="ce26">
            <text:p>64</text:p>
          </table:table-cell>
          <table:table-cell office:value-type="float" office:value="2.1369863013698662" table:formula="of:=[.L9]-[.K9]" table:style-name="ce26">
            <text:p>2</text:p>
          </table:table-cell>
          <table:table-cell office:value-type="percentage" office:value="3.4303808602339725E-2" table:formula="of:=[.L9]/[.K9]-1" table:style-name="ce27">
            <text:p>3%</text:p>
          </table:table-cell>
          <table:table-cell table:number-columns-repeated="16370"/>
        </table:table-row>
        <table:table-row table:style-name="ro1">
          <table:table-cell table:style-name="ce22"/>
          <table:table-cell office:value-type="float" office:value="10000000" table:style-name="ce14">
            <text:p>10.000.000</text:p>
          </table:table-cell>
          <table:table-cell office:value-type="float" office:value="7123.2876712328771" table:formula="of:=[.B10]*[.$C$1]/[.$C$2]" table:style-name="ce15">
            <text:p>7.123,29</text:p>
          </table:table-cell>
          <table:table-cell office:value-type="percentage" office:value="0.03" table:style-name="ce16">
            <text:p>3,00 %</text:p>
          </table:table-cell>
          <table:table-cell office:value-type="float" office:value="340" table:style-name="ce17">
            <text:p>340,00</text:p>
          </table:table-cell>
          <table:table-cell office:value-type="float" office:value="553.69863013698637" table:formula="of:=[.E10]+[.C10]*[.D10]" table:style-name="ce15">
            <text:p>553,70</text:p>
          </table:table-cell>
          <table:table-cell office:value-type="percentage" office:value="7.7730769230769242E-2" table:formula="of:=[.F10]/[.C10]" table:style-name="ce18">
            <text:p>7,77 %</text:p>
          </table:table-cell>
          <table:table-cell office:value-type="percentage" office:value="4.7730769230769229E-2" table:formula="of:=[.E10]/[.C10]" table:style-name="ce18">
            <text:p>4,77 %</text:p>
          </table:table-cell>
          <table:table-cell office:value-type="percentage" office:value="4.0420000000000005E-3" table:formula="of:=[.$C$1]*[.G10]" table:style-name="ce19">
            <text:p>0,40 %</text:p>
          </table:table-cell>
          <table:table-cell office:value-type="percentage" office:value="2.4819999999999998E-3" table:formula="of:=[.$C$1]*[.H10]" table:style-name="ce19">
            <text:p>0,25 %</text:p>
          </table:table-cell>
          <table:table-cell office:value-type="float" office:value="65.69589041095891" table:formula="of:=[.$C$3]*([.$C$1]-[.I10])/[.$C$2]" table:style-name="ce20">
            <text:p>66</text:p>
          </table:table-cell>
          <table:table-cell office:value-type="float" office:value="67.832876712328769" table:formula="of:=[.$C$3]*([.$C$1]-[.J10])/[.$C$2]" table:style-name="ce26">
            <text:p>68</text:p>
          </table:table-cell>
          <table:table-cell office:value-type="float" office:value="2.1369863013698591" table:formula="of:=[.L10]-[.K10]" table:style-name="ce26">
            <text:p>2</text:p>
          </table:table-cell>
          <table:table-cell office:value-type="percentage" office:value="3.2528462404604053E-2" table:formula="of:=[.L10]/[.K10]-1" table:style-name="ce27">
            <text:p>3%</text:p>
          </table:table-cell>
          <table:table-cell table:number-columns-repeated="16370"/>
        </table:table-row>
        <table:table-row table:style-name="ro1">
          <table:table-cell table:style-name="ce23"/>
          <table:table-cell office:value-type="float" office:value="15000000" table:style-name="ce14">
            <text:p>15.000.000</text:p>
          </table:table-cell>
          <table:table-cell office:value-type="float" office:value="10684.931506849314" table:formula="of:=[.B11]*[.$C$1]/[.$C$2]" table:style-name="ce15">
            <text:p>10.684,93</text:p>
          </table:table-cell>
          <table:table-cell office:value-type="percentage" office:value="0.03" table:style-name="ce16">
            <text:p>3,00 %</text:p>
          </table:table-cell>
          <table:table-cell office:value-type="float" office:value="340" table:style-name="ce17">
            <text:p>340,00</text:p>
          </table:table-cell>
          <table:table-cell office:value-type="float" office:value="660.54794520547944" table:formula="of:=[.E11]+[.C11]*[.D11]" table:style-name="ce15">
            <text:p>660,55</text:p>
          </table:table-cell>
          <table:table-cell office:value-type="percentage" office:value="6.1820512820512825E-2" table:formula="of:=[.F11]/[.C11]" table:style-name="ce18">
            <text:p>6,18 %</text:p>
          </table:table-cell>
          <table:table-cell office:value-type="percentage" office:value="3.182051282051282E-2" table:formula="of:=[.E11]/[.C11]" table:style-name="ce18">
            <text:p>3,18 %</text:p>
          </table:table-cell>
          <table:table-cell office:value-type="percentage" office:value="3.2146666666666669E-3" table:formula="of:=[.$C$1]*[.G11]" table:style-name="ce19">
            <text:p>0,32 %</text:p>
          </table:table-cell>
          <table:table-cell office:value-type="percentage" office:value="1.6546666666666665E-3" table:formula="of:=[.$C$1]*[.H11]" table:style-name="ce19">
            <text:p>0,17 %</text:p>
          </table:table-cell>
          <table:table-cell office:value-type="float" office:value="66.82922374429225" table:formula="of:=[.$C$3]*([.$C$1]-[.I11])/[.$C$2]" table:style-name="ce20">
            <text:p>67</text:p>
          </table:table-cell>
          <table:table-cell office:value-type="float" office:value="68.966210045662095" table:formula="of:=[.$C$3]*([.$C$1]-[.J11])/[.$C$2]" table:style-name="ce26">
            <text:p>69</text:p>
          </table:table-cell>
          <table:table-cell office:value-type="float" office:value="2.1369863013698449" table:formula="of:=[.L11]-[.K11]" table:style-name="ce26">
            <text:p>2</text:p>
          </table:table-cell>
          <table:table-cell office:value-type="percentage" office:value="3.1976823635518681E-2" table:formula="of:=[.L11]/[.K11]-1" table:style-name="ce27">
            <text:p>3%</text:p>
          </table:table-cell>
          <table:table-cell table:number-columns-repeated="16370"/>
        </table:table-row>
        <table:table-row table:style-name="ro1">
          <table:table-cell table:style-name="ce23"/>
          <table:table-cell office:value-type="float" office:value="20000000" table:style-name="ce14">
            <text:p>20.000.000</text:p>
          </table:table-cell>
          <table:table-cell office:value-type="float" office:value="14246.575342465754" table:formula="of:=[.B12]*[.$C$1]/[.$C$2]" table:style-name="ce15">
            <text:p>14.246,58</text:p>
          </table:table-cell>
          <table:table-cell office:value-type="percentage" office:value="0.03" table:style-name="ce16">
            <text:p>3,00 %</text:p>
          </table:table-cell>
          <table:table-cell office:value-type="float" office:value="340" table:style-name="ce17">
            <text:p>340,00</text:p>
          </table:table-cell>
          <table:table-cell office:value-type="float" office:value="767.39726027397262" table:formula="of:=[.E12]+[.C12]*[.D12]" table:style-name="ce15">
            <text:p>767,40</text:p>
          </table:table-cell>
          <table:table-cell office:value-type="percentage" office:value="5.3865384615384614E-2" table:formula="of:=[.F12]/[.C12]" table:style-name="ce18">
            <text:p>5,39 %</text:p>
          </table:table-cell>
          <table:table-cell office:value-type="percentage" office:value="2.3865384615384615E-2" table:formula="of:=[.E12]/[.C12]" table:style-name="ce18">
            <text:p>2,39 %</text:p>
          </table:table-cell>
          <table:table-cell office:value-type="percentage" office:value="2.8009999999999997E-3" table:formula="of:=[.$C$1]*[.G12]" table:style-name="ce19">
            <text:p>0,28 %</text:p>
          </table:table-cell>
          <table:table-cell office:value-type="percentage" office:value="1.2409999999999999E-3" table:formula="of:=[.$C$1]*[.H12]" table:style-name="ce19">
            <text:p>0,12 %</text:p>
          </table:table-cell>
          <table:table-cell office:value-type="float" office:value="67.395890410958899" table:formula="of:=[.$C$3]*([.$C$1]-[.I12])/[.$C$2]" table:style-name="ce20">
            <text:p>67</text:p>
          </table:table-cell>
          <table:table-cell office:value-type="float" office:value="69.532876712328758" table:formula="of:=[.$C$3]*([.$C$1]-[.J12])/[.$C$2]" table:style-name="ce26">
            <text:p>70</text:p>
          </table:table-cell>
          <table:table-cell office:value-type="float" office:value="2.1369863013698591" table:formula="of:=[.L12]-[.K12]" table:style-name="ce26">
            <text:p>2</text:p>
          </table:table-cell>
          <table:table-cell office:value-type="percentage" office:value="3.1707961543933738E-2" table:formula="of:=[.L12]/[.K12]-1" table:style-name="ce27">
            <text:p>3%</text:p>
          </table:table-cell>
          <table:table-cell table:number-columns-repeated="16370"/>
        </table:table-row>
        <table:table-row table:style-name="ro1">
          <table:table-cell table:style-name="ce23"/>
          <table:table-cell office:value-type="float" office:value="25000000" table:style-name="ce14">
            <text:p>25.000.000</text:p>
          </table:table-cell>
          <table:table-cell office:value-type="float" office:value="17808.219178082192" table:formula="of:=[.B13]*[.$C$1]/[.$C$2]" table:style-name="ce15">
            <text:p>17.808,22</text:p>
          </table:table-cell>
          <table:table-cell office:value-type="percentage" office:value="0.03" table:style-name="ce16">
            <text:p>3,00 %</text:p>
          </table:table-cell>
          <table:table-cell office:value-type="float" office:value="340" table:style-name="ce17">
            <text:p>340,00</text:p>
          </table:table-cell>
          <table:table-cell office:value-type="float" office:value="874.2465753424658" table:formula="of:=[.E13]+[.C13]*[.D13]" table:style-name="ce15">
            <text:p>874,25</text:p>
          </table:table-cell>
          <table:table-cell office:value-type="percentage" office:value="4.9092307692307692E-2" table:formula="of:=[.F13]/[.C13]" table:style-name="ce18">
            <text:p>4,91 %</text:p>
          </table:table-cell>
          <table:table-cell office:value-type="percentage" office:value="1.9092307692307693E-2" table:formula="of:=[.E13]/[.C13]" table:style-name="ce18">
            <text:p>1,91 %</text:p>
          </table:table-cell>
          <table:table-cell office:value-type="percentage" office:value="2.5528E-3" table:formula="of:=[.$C$1]*[.G13]" table:style-name="ce19">
            <text:p>0,26 %</text:p>
          </table:table-cell>
          <table:table-cell office:value-type="percentage" office:value="9.9280000000000006E-4" table:formula="of:=[.$C$1]*[.H13]" table:style-name="ce19">
            <text:p>0,10 %</text:p>
          </table:table-cell>
          <table:table-cell office:value-type="float" office:value="67.735890410958902" table:formula="of:=[.$C$3]*([.$C$1]-[.I13])/[.$C$2]" table:style-name="ce20">
            <text:p>68</text:p>
          </table:table-cell>
          <table:table-cell office:value-type="float" office:value="69.872876712328761" table:formula="of:=[.$C$3]*([.$C$1]-[.J13])/[.$C$2]" table:style-name="ce26">
            <text:p>70</text:p>
          </table:table-cell>
          <table:table-cell office:value-type="float" office:value="2.1369863013698591" table:formula="of:=[.L13]-[.K13]" table:style-name="ce26">
            <text:p>2</text:p>
          </table:table-cell>
          <table:table-cell office:value-type="percentage" office:value="3.1548803572295281E-2" table:formula="of:=[.L13]/[.K13]-1" table:style-name="ce27">
            <text:p>3%</text:p>
          </table:table-cell>
          <table:table-cell table:number-columns-repeated="16370"/>
        </table:table-row>
        <table:table-row table:style-name="ro1">
          <table:table-cell office:value-type="string" table:style-name="ce23">
            <text:p>~ saturation d = 1000</text:p>
          </table:table-cell>
          <table:table-cell office:value-type="float" office:value="32000000" table:style-name="ce14">
            <text:p>32.000.000</text:p>
          </table:table-cell>
          <table:table-cell office:value-type="float" office:value="22794.520547945205" table:formula="of:=[.B14]*[.$C$1]/[.$C$2]" table:style-name="ce15">
            <text:p>22.794,52</text:p>
          </table:table-cell>
          <table:table-cell office:value-type="percentage" office:value="0.03" table:style-name="ce16">
            <text:p>3,00 %</text:p>
          </table:table-cell>
          <table:table-cell office:value-type="float" office:value="340" table:style-name="ce17">
            <text:p>340,00</text:p>
          </table:table-cell>
          <table:table-cell office:value-type="float" office:value="1023.8356164383562" table:formula="of:=[.E14]+[.C14]*[.D14]" table:style-name="ce15">
            <text:p>1.023,84</text:p>
          </table:table-cell>
          <table:table-cell office:value-type="percentage" office:value="4.4915865384615387E-2" table:formula="of:=[.F14]/[.C14]" table:style-name="ce18">
            <text:p>4,49 %</text:p>
          </table:table-cell>
          <table:table-cell office:value-type="percentage" office:value="1.4915865384615385E-2" table:formula="of:=[.E14]/[.C14]" table:style-name="ce18">
            <text:p>1,49 %</text:p>
          </table:table-cell>
          <table:table-cell office:value-type="percentage" office:value="2.335625E-3" table:formula="of:=[.$C$1]*[.G14]" table:style-name="ce19">
            <text:p>0,23 %</text:p>
          </table:table-cell>
          <table:table-cell office:value-type="percentage" office:value="7.7562499999999995E-4" table:formula="of:=[.$C$1]*[.H14]" table:style-name="ce19">
            <text:p>0,08 %</text:p>
          </table:table-cell>
          <table:table-cell office:value-type="float" office:value="68.033390410958901" table:formula="of:=[.$C$3]*([.$C$1]-[.I14])/[.$C$2]" table:style-name="ce20">
            <text:p>68</text:p>
          </table:table-cell>
          <table:table-cell office:value-type="float" office:value="70.170376712328761" table:formula="of:=[.$C$3]*([.$C$1]-[.J14])/[.$C$2]" table:style-name="ce26">
            <text:p>70</text:p>
          </table:table-cell>
          <table:table-cell office:value-type="float" office:value="2.1369863013698591" table:formula="of:=[.L14]-[.K14]" table:style-name="ce26">
            <text:p>2</text:p>
          </table:table-cell>
          <table:table-cell office:value-type="percentage" office:value="3.1410845299070012E-2" table:formula="of:=[.L14]/[.K14]-1" table:style-name="ce27">
            <text:p>3%</text:p>
          </table:table-cell>
          <table:table-cell table:number-columns-repeated="16370"/>
        </table:table-row>
        <table:table-row table:style-name="ro1">
          <table:table-cell table:style-name="ce23"/>
          <table:table-cell office:value-type="float" office:value="35000000" table:style-name="ce14">
            <text:p>35.000.000</text:p>
          </table:table-cell>
          <table:table-cell office:value-type="float" office:value="24931.506849315068" table:formula="of:=[.B15]*[.$C$1]/[.$C$2]" table:style-name="ce15">
            <text:p>24.931,51</text:p>
          </table:table-cell>
          <table:table-cell office:value-type="percentage" office:value="0.03" table:style-name="ce16">
            <text:p>3,00 %</text:p>
          </table:table-cell>
          <table:table-cell office:value-type="float" office:value="340" table:style-name="ce17">
            <text:p>340,00</text:p>
          </table:table-cell>
          <table:table-cell office:value-type="float" office:value="1087.9452054794519" table:formula="of:=[.E15]+[.C15]*[.D15]" table:style-name="ce15">
            <text:p>1.087,95</text:p>
          </table:table-cell>
          <table:table-cell office:value-type="percentage" office:value="4.3637362637362634E-2" table:formula="of:=[.F15]/[.C15]" table:style-name="ce18">
            <text:p>4,36 %</text:p>
          </table:table-cell>
          <table:table-cell office:value-type="percentage" office:value="1.3637362637362637E-2" table:formula="of:=[.E15]/[.C15]" table:style-name="ce18">
            <text:p>1,36 %</text:p>
          </table:table-cell>
          <table:table-cell office:value-type="percentage" office:value="2.2691428571428567E-3" table:formula="of:=[.$C$1]*[.G15]" table:style-name="ce19">
            <text:p>0,23 %</text:p>
          </table:table-cell>
          <table:table-cell office:value-type="percentage" office:value="7.0914285714285708E-4" table:formula="of:=[.$C$1]*[.H15]" table:style-name="ce19">
            <text:p>0,07 %</text:p>
          </table:table-cell>
          <table:table-cell office:value-type="float" office:value="68.124461839530326" table:formula="of:=[.$C$3]*([.$C$1]-[.I15])/[.$C$2]" table:style-name="ce20">
            <text:p>68</text:p>
          </table:table-cell>
          <table:table-cell office:value-type="float" office:value="70.261448140900185" table:formula="of:=[.$C$3]*([.$C$1]-[.J15])/[.$C$2]" table:style-name="ce26">
            <text:p>70</text:p>
          </table:table-cell>
          <table:table-cell office:value-type="float" office:value="2.1369863013698591" table:formula="of:=[.L15]-[.K15]" table:style-name="ce26">
            <text:p>2</text:p>
          </table:table-cell>
          <table:table-cell office:value-type="percentage" office:value="3.1368854060140894E-2" table:formula="of:=[.L15]/[.K15]-1" table:style-name="ce27">
            <text:p>3%</text:p>
          </table:table-cell>
          <table:table-cell table:number-columns-repeated="16370"/>
        </table:table-row>
        <table:table-row table:style-name="ro1">
          <table:table-cell table:style-name="ce23"/>
          <table:table-cell office:value-type="float" office:value="40000000" table:style-name="ce14">
            <text:p>40.000.000</text:p>
          </table:table-cell>
          <table:table-cell office:value-type="float" office:value="28493.150684931508" table:formula="of:=[.B16]*[.$C$1]/[.$C$2]" table:style-name="ce15">
            <text:p>28.493,15</text:p>
          </table:table-cell>
          <table:table-cell office:value-type="percentage" office:value="0.03" table:style-name="ce16">
            <text:p>3,00 %</text:p>
          </table:table-cell>
          <table:table-cell office:value-type="float" office:value="340" table:style-name="ce17">
            <text:p>340,00</text:p>
          </table:table-cell>
          <table:table-cell office:value-type="float" office:value="1194.7945205479452" table:formula="of:=[.E16]+[.C16]*[.D16]" table:style-name="ce15">
            <text:p>1.194,79</text:p>
          </table:table-cell>
          <table:table-cell office:value-type="percentage" office:value="4.193269230769231E-2" table:formula="of:=[.F16]/[.C16]" table:style-name="ce18">
            <text:p>4,19 %</text:p>
          </table:table-cell>
          <table:table-cell office:value-type="percentage" office:value="1.1932692307692307E-2" table:formula="of:=[.E16]/[.C16]" table:style-name="ce18">
            <text:p>1,19 %</text:p>
          </table:table-cell>
          <table:table-cell office:value-type="percentage" office:value="2.1805000000000001E-3" table:formula="of:=[.$C$1]*[.G16]" table:style-name="ce19">
            <text:p>0,22 %</text:p>
          </table:table-cell>
          <table:table-cell office:value-type="percentage" office:value="6.2049999999999996E-4" table:formula="of:=[.$C$1]*[.H16]" table:style-name="ce19">
            <text:p>0,06 %</text:p>
          </table:table-cell>
          <table:table-cell office:value-type="float" office:value="68.245890410958907" table:formula="of:=[.$C$3]*([.$C$1]-[.I16])/[.$C$2]" table:style-name="ce20">
            <text:p>68</text:p>
          </table:table-cell>
          <table:table-cell office:value-type="float" office:value="70.382876712328766" table:formula="of:=[.$C$3]*([.$C$1]-[.J16])/[.$C$2]" table:style-name="ce26">
            <text:p>70</text:p>
          </table:table-cell>
          <table:table-cell office:value-type="float" office:value="2.1369863013698591" table:formula="of:=[.L16]-[.K16]" table:style-name="ce26">
            <text:p>2</text:p>
          </table:table-cell>
          <table:table-cell office:value-type="percentage" office:value="3.1313040074669507E-2" table:formula="of:=[.L16]/[.K16]-1" table:style-name="ce27">
            <text:p>3%</text:p>
          </table:table-cell>
          <table:table-cell table:number-columns-repeated="16370"/>
        </table:table-row>
        <table:table-row table:style-name="ro1">
          <table:table-cell table:style-name="ce23"/>
          <table:table-cell office:value-type="float" office:value="45000000" table:style-name="ce14">
            <text:p>45.000.000</text:p>
          </table:table-cell>
          <table:table-cell office:value-type="float" office:value="32054.794520547945" table:formula="of:=[.B17]*[.$C$1]/[.$C$2]" table:style-name="ce15">
            <text:p>32.054,79</text:p>
          </table:table-cell>
          <table:table-cell office:value-type="percentage" office:value="0.03" table:style-name="ce16">
            <text:p>3,00 %</text:p>
          </table:table-cell>
          <table:table-cell office:value-type="float" office:value="340" table:style-name="ce17">
            <text:p>340,00</text:p>
          </table:table-cell>
          <table:table-cell office:value-type="float" office:value="1301.6438356164383" table:formula="of:=[.E17]+[.C17]*[.D17]" table:style-name="ce15">
            <text:p>1.301,64</text:p>
          </table:table-cell>
          <table:table-cell office:value-type="percentage" office:value="4.0606837606837608E-2" table:formula="of:=[.F17]/[.C17]" table:style-name="ce18">
            <text:p>4,06 %</text:p>
          </table:table-cell>
          <table:table-cell office:value-type="percentage" office:value="1.0606837606837607E-2" table:formula="of:=[.E17]/[.C17]" table:style-name="ce18">
            <text:p>1,06 %</text:p>
          </table:table-cell>
          <table:table-cell office:value-type="percentage" office:value="2.1115555555555553E-3" table:formula="of:=[.$C$1]*[.G17]" table:style-name="ce19">
            <text:p>0,21 %</text:p>
          </table:table-cell>
          <table:table-cell office:value-type="percentage" office:value="5.5155555555555557E-4" table:formula="of:=[.$C$1]*[.H17]" table:style-name="ce19">
            <text:p>0,06 %</text:p>
          </table:table-cell>
          <table:table-cell office:value-type="float" office:value="68.340334855403341" table:formula="of:=[.$C$3]*([.$C$1]-[.I17])/[.$C$2]" table:style-name="ce20">
            <text:p>68</text:p>
          </table:table-cell>
          <table:table-cell office:value-type="float" office:value="70.477321156773201" table:formula="of:=[.$C$3]*([.$C$1]-[.J17])/[.$C$2]" table:style-name="ce26">
            <text:p>70</text:p>
          </table:table-cell>
          <table:table-cell office:value-type="float" office:value="2.1369863013698591" table:formula="of:=[.L17]-[.K17]" table:style-name="ce26">
            <text:p>2</text:p>
          </table:table-cell>
          <table:table-cell office:value-type="percentage" office:value="3.1269766323085202E-2" table:formula="of:=[.L17]/[.K17]-1" table:style-name="ce27">
            <text:p>3%</text:p>
          </table:table-cell>
          <table:table-cell table:number-columns-repeated="16370"/>
        </table:table-row>
        <table:table-row table:style-name="ro2">
          <table:table-cell table:style-name="ce24"/>
          <table:table-cell office:value-type="float" office:value="50000000" table:style-name="ce14">
            <text:p>50.000.000</text:p>
          </table:table-cell>
          <table:table-cell office:value-type="float" office:value="35616.438356164384" table:formula="of:=[.B18]*[.$C$1]/[.$C$2]" table:style-name="ce15">
            <text:p>35.616,44</text:p>
          </table:table-cell>
          <table:table-cell office:value-type="percentage" office:value="0.03" table:style-name="ce16">
            <text:p>3,00 %</text:p>
          </table:table-cell>
          <table:table-cell office:value-type="float" office:value="340" table:style-name="ce17">
            <text:p>340,00</text:p>
          </table:table-cell>
          <table:table-cell office:value-type="float" office:value="1408.4931506849316" table:formula="of:=[.E18]+[.C18]*[.D18]" table:style-name="ce15">
            <text:p>1.408,49</text:p>
          </table:table-cell>
          <table:table-cell office:value-type="percentage" office:value="3.9546153846153849E-2" table:formula="of:=[.F18]/[.C18]" table:style-name="ce18">
            <text:p>3,95 %</text:p>
          </table:table-cell>
          <table:table-cell office:value-type="percentage" office:value="9.5461538461538466E-3" table:formula="of:=[.E18]/[.C18]" table:style-name="ce18">
            <text:p>0,95 %</text:p>
          </table:table-cell>
          <table:table-cell office:value-type="percentage" office:value="2.0563999999999999E-3" table:formula="of:=[.$C$1]*[.G18]" table:style-name="ce19">
            <text:p>0,21 %</text:p>
          </table:table-cell>
          <table:table-cell office:value-type="percentage" office:value="4.9640000000000003E-4" table:formula="of:=[.$C$1]*[.H18]" table:style-name="ce19">
            <text:p>0,05 %</text:p>
          </table:table-cell>
          <table:table-cell office:value-type="float" office:value="68.415890410958895" table:formula="of:=[.$C$3]*([.$C$1]-[.I18])/[.$C$2]" table:style-name="ce20">
            <text:p>68</text:p>
          </table:table-cell>
          <table:table-cell office:value-type="float" office:value="70.552876712328768" table:formula="of:=[.$C$3]*([.$C$1]-[.J18])/[.$C$2]" table:style-name="ce26">
            <text:p>71</text:p>
          </table:table-cell>
          <table:table-cell office:value-type="float" office:value="2.1369863013698733" table:formula="of:=[.L18]-[.K18]" table:style-name="ce26">
            <text:p>2</text:p>
          </table:table-cell>
          <table:table-cell office:value-type="percentage" office:value="3.1235233343211322E-2" table:formula="of:=[.L18]/[.K18]-1" table:style-name="ce27">
            <text:p>3%</text:p>
          </table:table-cell>
          <table:table-cell table:number-columns-repeated="16370"/>
        </table:table-row>
        <table:table-row table:style-name="ro1">
          <table:table-cell table:style-name="ce23"/>
          <table:table-cell office:value-type="float" office:value="55000000" table:style-name="ce14">
            <text:p>55.000.000</text:p>
          </table:table-cell>
          <table:table-cell office:value-type="float" office:value="39178.082191780821" table:formula="of:=[.B19]*[.$C$1]/[.$C$2]" table:style-name="ce15">
            <text:p>39.178,08</text:p>
          </table:table-cell>
          <table:table-cell office:value-type="percentage" office:value="0.03" table:style-name="ce16">
            <text:p>3,00 %</text:p>
          </table:table-cell>
          <table:table-cell office:value-type="float" office:value="340" table:style-name="ce17">
            <text:p>340,00</text:p>
          </table:table-cell>
          <table:table-cell office:value-type="float" office:value="1515.3424657534247" table:formula="of:=[.E19]+[.C19]*[.D19]" table:style-name="ce15">
            <text:p>1.515,34</text:p>
          </table:table-cell>
          <table:table-cell office:value-type="percentage" office:value="3.8678321678321678E-2" table:formula="of:=[.F19]/[.C19]" table:style-name="ce18">
            <text:p>3,87 %</text:p>
          </table:table-cell>
          <table:table-cell office:value-type="percentage" office:value="8.6783216783216793E-3" table:formula="of:=[.E19]/[.C19]" table:style-name="ce18">
            <text:p>0,87 %</text:p>
          </table:table-cell>
          <table:table-cell office:value-type="percentage" office:value="2.011272727272727E-3" table:formula="of:=[.$C$1]*[.G19]" table:style-name="ce19">
            <text:p>0,20 %</text:p>
          </table:table-cell>
          <table:table-cell office:value-type="percentage" office:value="4.512727272727273E-4" table:formula="of:=[.$C$1]*[.H19]" table:style-name="ce19">
            <text:p>0,05 %</text:p>
          </table:table-cell>
          <table:table-cell office:value-type="float" office:value="68.477708592777077" table:formula="of:=[.$C$3]*([.$C$1]-[.I19])/[.$C$2]" table:style-name="ce20">
            <text:p>68</text:p>
          </table:table-cell>
          <table:table-cell office:value-type="float" office:value="70.614694894146936" table:formula="of:=[.$C$3]*([.$C$1]-[.J19])/[.$C$2]" table:style-name="ce26">
            <text:p>71</text:p>
          </table:table-cell>
          <table:table-cell office:value-type="float" office:value="2.1369863013698591" table:formula="of:=[.L19]-[.K19]" table:style-name="ce26">
            <text:p>2</text:p>
          </table:table-cell>
          <table:table-cell office:value-type="percentage" office:value="3.1207035768064051E-2" table:formula="of:=[.L19]/[.K19]-1" table:style-name="ce27">
            <text:p>3%</text:p>
          </table:table-cell>
          <table:table-cell table:number-columns-repeated="16370"/>
        </table:table-row>
        <table:table-row table:style-name="ro2">
          <table:table-cell table:style-name="ce25"/>
          <table:table-cell office:value-type="float" office:value="60000000" table:style-name="ce14">
            <text:p>60.000.000</text:p>
          </table:table-cell>
          <table:table-cell office:value-type="float" office:value="42739.726027397257" table:formula="of:=[.B20]*[.$C$1]/[.$C$2]" table:style-name="ce15">
            <text:p>42.739,73</text:p>
          </table:table-cell>
          <table:table-cell office:value-type="percentage" office:value="0.03" table:style-name="ce16">
            <text:p>3,00 %</text:p>
          </table:table-cell>
          <table:table-cell office:value-type="float" office:value="340" table:style-name="ce17">
            <text:p>340,00</text:p>
          </table:table-cell>
          <table:table-cell office:value-type="float" office:value="1622.1917808219177" table:formula="of:=[.E20]+[.C20]*[.D20]" table:style-name="ce15">
            <text:p>1.622,19</text:p>
          </table:table-cell>
          <table:table-cell office:value-type="percentage" office:value="3.7955128205128204E-2" table:formula="of:=[.F20]/[.C20]" table:style-name="ce18">
            <text:p>3,80 %</text:p>
          </table:table-cell>
          <table:table-cell office:value-type="percentage" office:value="7.9551282051282049E-3" table:formula="of:=[.E20]/[.C20]" table:style-name="ce18">
            <text:p>0,80 %</text:p>
          </table:table-cell>
          <table:table-cell office:value-type="percentage" office:value="1.9736666666666665E-3" table:formula="of:=[.$C$1]*[.G20]" table:style-name="ce19">
            <text:p>0,20 %</text:p>
          </table:table-cell>
          <table:table-cell office:value-type="percentage" office:value="4.1366666666666662E-4" table:formula="of:=[.$C$1]*[.H20]" table:style-name="ce19">
            <text:p>0,04 %</text:p>
          </table:table-cell>
          <table:table-cell office:value-type="float" office:value="68.529223744292239" table:formula="of:=[.$C$3]*([.$C$1]-[.I20])/[.$C$2]" table:style-name="ce20">
            <text:p>69</text:p>
          </table:table-cell>
          <table:table-cell office:value-type="float" office:value="70.666210045662098" table:formula="of:=[.$C$3]*([.$C$1]-[.J20])/[.$C$2]" table:style-name="ce26">
            <text:p>71</text:p>
          </table:table-cell>
          <table:table-cell office:value-type="float" office:value="2.1369863013698591" table:formula="of:=[.L20]-[.K20]" table:style-name="ce26">
            <text:p>2</text:p>
          </table:table-cell>
          <table:table-cell office:value-type="percentage" office:value="3.1183576649631117E-2" table:formula="of:=[.L20]/[.K20]-1" table:style-name="ce27">
            <text:p>3%</text:p>
          </table:table-cell>
          <table:table-cell table:number-columns-repeated="16370"/>
        </table:table-row>
        <table:table-row table:style-name="ro1">
          <table:table-cell office:value-type="string" table:style-name="ce23">
            <text:p>~ saturation d = 500</text:p>
          </table:table-cell>
          <table:table-cell office:value-type="float" office:value="64000000" table:style-name="ce14">
            <text:p>64.000.000</text:p>
          </table:table-cell>
          <table:table-cell office:value-type="float" office:value="45589.04109589041" table:formula="of:=[.B21]*[.$C$1]/[.$C$2]" table:style-name="ce15">
            <text:p>45.589,04</text:p>
          </table:table-cell>
          <table:table-cell office:value-type="percentage" office:value="0.03" table:style-name="ce16">
            <text:p>3,00 %</text:p>
          </table:table-cell>
          <table:table-cell office:value-type="float" office:value="340" table:style-name="ce17">
            <text:p>340,00</text:p>
          </table:table-cell>
          <table:table-cell office:value-type="float" office:value="1707.6712328767123" table:formula="of:=[.E21]+[.C21]*[.D21]" table:style-name="ce15">
            <text:p>1.707,67</text:p>
          </table:table-cell>
          <table:table-cell office:value-type="percentage" office:value="3.745793269230769E-2" table:formula="of:=[.F21]/[.C21]" table:style-name="ce18">
            <text:p>3,75 %</text:p>
          </table:table-cell>
          <table:table-cell office:value-type="percentage" office:value="7.4579326923076925E-3" table:formula="of:=[.E21]/[.C21]" table:style-name="ce18">
            <text:p>0,75 %</text:p>
          </table:table-cell>
          <table:table-cell office:value-type="percentage" office:value="1.9478124999999997E-3" table:formula="of:=[.$C$1]*[.G21]" table:style-name="ce19">
            <text:p>0,19 %</text:p>
          </table:table-cell>
          <table:table-cell office:value-type="percentage" office:value="3.8781249999999997E-4" table:formula="of:=[.$C$1]*[.H21]" table:style-name="ce19">
            <text:p>0,04 %</text:p>
          </table:table-cell>
          <table:table-cell office:value-type="float" office:value="68.564640410958901" table:formula="of:=[.$C$3]*([.$C$1]-[.I21])/[.$C$2]" table:style-name="ce20">
            <text:p>69</text:p>
          </table:table-cell>
          <table:table-cell office:value-type="float" office:value="70.701626712328761" table:formula="of:=[.$C$3]*([.$C$1]-[.J21])/[.$C$2]" table:style-name="ce26">
            <text:p>71</text:p>
          </table:table-cell>
          <table:table-cell office:value-type="float" office:value="2.1369863013698591" table:formula="of:=[.L21]-[.K21]" table:style-name="ce26">
            <text:p>2</text:p>
          </table:table-cell>
          <table:table-cell office:value-type="percentage" office:value="3.116746895427891E-2" table:formula="of:=[.L21]/[.K21]-1" table:style-name="ce27">
            <text:p>3%</text:p>
          </table:table-cell>
          <table:table-cell table:number-columns-repeated="16370"/>
        </table:table-row>
        <table:table-row table:number-rows-repeated="1048555" table:style-name="ro3">
          <table:table-cell table:number-columns-repeated="16384"/>
        </table:table-row>
      </table:table>
      <table:database-ranges>
        <table:database-range table:target-range-address="Sheet1.A5:Sheet1.N21" table:name="Table2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percentage-style style:name="N36">
      <number:number number:decimal-places="2" number:min-integer-digits="1"/>
      <number:text> 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ray" style:family="table-cell" style:data-style-name="N0">
      <style:table-cell-properties style:vertical-align="automatic" fo:background-color="#DDDDDD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creator>Windows User</dc:creator>
    <meta:creation-date>2020-09-09T12:55:47Z</meta:creation-date>
    <dc:date>2020-12-31T14:09:15Z</dc:date>
    <meta:editing-cycles>2</meta:editing-cycles>
    <meta:editing-duration>PT943S</meta:editing-duration>
  </office:meta>
</office:document-meta>
</file>